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5.969cm" svg:y="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508cm" svg:height="0.508cm" svg:x="3.768cm" svg:y="1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508cm" svg:height="0.508cm" svg:x="8.867cm" svg:y="2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508cm" svg:height="0.508cm" svg:x="1.766cm" svg:y="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508cm" svg:height="0.508cm" svg:x="4.765cm" svg:y="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508cm" svg:height="0.508cm" svg:x="8.064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508cm" svg:height="0.508cm" svg:x="10.963cm" svg:y="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08cm" svg:height="0.508cm" svg:x="5.458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508cm" svg:height="0.508cm" svg:x="3.257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508cm" svg:height="0.508cm" svg:x="0.456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4cm" svg:height="0.569cm" svg:x="6.529cm" svg:y="0.166cm">
          <draw:text-box>
            <text:p text:style-name="P3"><text:span text:style-name="T1">item</text:span></text:p>
          </draw:text-box>
        </draw:frame>
        <draw:frame draw:style-name="gr3" draw:text-style-name="P3" draw:layer="layout" svg:width="1.116cm" svg:height="0.569cm" svg:x="2.629cm" svg:y="1.467cm">
          <draw:text-box>
            <text:p text:style-name="P3"><text:span text:style-name="T1">drink</text:span></text:p>
          </draw:text-box>
        </draw:frame>
        <draw:frame draw:style-name="gr3" draw:text-style-name="P3" draw:layer="layout" svg:width="1.052cm" svg:height="0.569cm" svg:x="7.585cm" svg:y="1.882cm">
          <draw:text-box>
            <text:p text:style-name="P3"><text:span text:style-name="T1">food</text:span></text:p>
          </draw:text-box>
        </draw:frame>
        <draw:frame draw:style-name="gr3" draw:text-style-name="P3" draw:layer="layout" svg:width="1.272cm" svg:height="0.569cm" svg:x="0.635cm" svg:y="3.406cm">
          <draw:text-box>
            <text:p text:style-name="P3"><text:span text:style-name="T1">coffee</text:span></text:p>
          </draw:text-box>
        </draw:frame>
        <draw:frame draw:style-name="gr3" draw:text-style-name="P3" draw:layer="layout" svg:width="1.116cm" svg:height="0.569cm" svg:x="3.735cm" svg:y="3.407cm">
          <draw:text-box>
            <text:p text:style-name="P3"><text:span text:style-name="T1">soda</text:span></text:p>
          </draw:text-box>
        </draw:frame>
        <draw:frame draw:style-name="gr3" draw:text-style-name="P3" draw:layer="layout" svg:width="1.315cm" svg:height="0.569cm" svg:x="6.835cm" svg:y="4.708cm">
          <draw:text-box>
            <text:p text:style-name="P3"><text:span text:style-name="T1">burger</text:span></text:p>
          </draw:text-box>
        </draw:frame>
        <draw:frame draw:style-name="gr3" draw:text-style-name="P3" draw:layer="layout" svg:width="1.323cm" svg:height="0.569cm" svg:x="9.735cm" svg:y="4.709cm">
          <draw:text-box>
            <text:p text:style-name="P3"><text:span text:style-name="T1">cookie</text:span></text:p>
          </draw:text-box>
        </draw:frame>
        <draw:frame draw:style-name="gr3" draw:text-style-name="P3" draw:layer="layout" svg:width="1.103cm" svg:height="0.569cm" svg:x="3.235cm" svg:y="5.608cm">
          <draw:text-box>
            <text:p text:style-name="P3"><text:span text:style-name="T1">coke</text:span></text:p>
          </draw:text-box>
        </draw:frame>
        <draw:frame draw:style-name="gr3" draw:text-style-name="P3" draw:layer="layout" svg:width="1.179cm" svg:height="0.569cm" svg:x="5.436cm" svg:y="5.609cm">
          <draw:text-box>
            <text:p text:style-name="P3"><text:span text:style-name="T1">pepsi</text:span></text:p>
          </draw:text-box>
        </draw:frame>
        <draw:custom-shape draw:style-name="gr2" draw:text-style-name="P2" xml:id="id9" draw:id="id9" draw:layer="layout" svg:width="0.508cm" svg:height="0.508cm" svg:x="1.955cm" svg:y="4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378cm" svg:height="0.569cm" svg:x="-0.064cm" svg:y="5.609cm">
          <draw:text-box>
            <text:p text:style-name="P3"><text:span text:style-name="T1">regular</text:span></text:p>
          </draw:text-box>
        </draw:frame>
        <draw:frame draw:style-name="gr3" draw:text-style-name="P3" draw:layer="layout" svg:width="1.196cm" svg:height="0.569cm" svg:x="1.536cm" svg:y="5.61cm">
          <draw:text-box>
            <text:p text:style-name="P3"><text:span text:style-name="T1">decaf</text:span></text:p>
          </draw:text-box>
        </draw:frame>
        <draw:connector draw:style-name="gr4" draw:text-style-name="P2" draw:layer="layout" svg:x1="6.223cm" svg:y1="0.535cm" svg:x2="4.022cm" svg:y2="1.626cm" draw:start-shape="id1" draw:start-glue-point="8" draw:end-shape="id2" draw:end-glue-point="4" svg:d="m6223 535v546h-2201v545" svg:viewBox="0 0 2202 1092">
          <text:p/>
        </draw:connector>
        <draw:connector draw:style-name="gr4" draw:text-style-name="P2" draw:layer="layout" svg:x1="6.223cm" svg:y1="0.535cm" svg:x2="9.121cm" svg:y2="2.025cm" draw:start-shape="id1" draw:start-glue-point="8" draw:end-shape="id3" draw:end-glue-point="4" svg:d="m6223 535v746h2898v744" svg:viewBox="0 0 2899 1491">
          <text:p/>
        </draw:connector>
        <draw:connector draw:style-name="gr4" draw:text-style-name="P2" draw:layer="layout" svg:x1="4.022cm" svg:y1="2.134cm" svg:x2="2.02cm" svg:y2="3.124cm" draw:start-shape="id2" draw:start-glue-point="8" draw:end-shape="id4" draw:end-glue-point="4" svg:d="m4022 2134v502h-1000v-13h-1002v501" svg:viewBox="0 0 2003 991">
          <text:p/>
        </draw:connector>
        <draw:connector draw:style-name="gr4" draw:text-style-name="P2" draw:layer="layout" svg:x1="4.022cm" svg:y1="2.134cm" svg:x2="5.019cm" svg:y2="3.123cm" draw:start-shape="id2" draw:start-glue-point="8" draw:end-shape="id5" draw:end-glue-point="4" svg:d="m4022 2134v495h997v494" svg:viewBox="0 0 998 990">
          <text:p/>
        </draw:connector>
        <draw:connector draw:style-name="gr4" draw:text-style-name="P2" draw:layer="layout" svg:x1="9.121cm" svg:y1="2.533cm" svg:x2="8.318cm" svg:y2="4.422cm" draw:start-shape="id3" draw:start-glue-point="8" draw:end-shape="id6" draw:end-glue-point="4" svg:d="m9121 2533v945h-803v944" svg:viewBox="0 0 804 1890">
          <text:p/>
        </draw:connector>
        <draw:connector draw:style-name="gr4" draw:text-style-name="P2" draw:layer="layout" svg:x1="9.121cm" svg:y1="2.533cm" svg:x2="11.217cm" svg:y2="4.421cm" draw:start-shape="id3" draw:start-glue-point="8" draw:end-shape="id7" draw:end-glue-point="4" svg:d="m9121 2533v945h2096v943" svg:viewBox="0 0 2097 1889">
          <text:p/>
        </draw:connector>
        <draw:connector draw:style-name="gr4" draw:text-style-name="P2" draw:layer="layout" svg:x1="2.02cm" svg:y1="3.632cm" svg:x2="0.71cm" svg:y2="4.914cm" draw:start-shape="id4" draw:start-glue-point="8" draw:end-shape="id8" draw:end-glue-point="4" svg:d="m2020 3632v642h-1310v640" svg:viewBox="0 0 1311 1283">
          <text:p/>
        </draw:connector>
        <draw:connector draw:style-name="gr4" draw:text-style-name="P2" draw:layer="layout" svg:x1="2.02cm" svg:y1="3.632cm" svg:x2="2.209cm" svg:y2="4.913cm" draw:start-shape="id4" draw:start-glue-point="8" draw:end-shape="id9" draw:end-glue-point="4" svg:d="m2020 3632v641h189v640" svg:viewBox="0 0 190 1282">
          <text:p/>
        </draw:connector>
        <draw:connector draw:style-name="gr4" draw:text-style-name="P2" draw:layer="layout" svg:x1="5.019cm" svg:y1="3.631cm" svg:x2="3.511cm" svg:y2="4.915cm" draw:start-shape="id5" draw:start-glue-point="8" draw:end-shape="id10" draw:end-glue-point="4" svg:d="m5019 3631v643h-1508v641" svg:viewBox="0 0 1509 1285">
          <text:p/>
        </draw:connector>
        <draw:connector draw:style-name="gr4" draw:text-style-name="P2" draw:layer="layout" svg:x1="5.019cm" svg:y1="3.631cm" svg:x2="5.712cm" svg:y2="4.916cm" draw:start-shape="id5" draw:start-glue-point="8" draw:end-shape="id11" draw:end-glue-point="4" svg:d="m5019 3631v643h693v642" svg:viewBox="0 0 694 12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qi Zhang</meta:initial-creator>
    <meta:creation-date>2015-04-13T14:30:12</meta:creation-date>
    <dc:date>2015-04-13T15:21:09</dc:date>
    <dc:creator>Shiqi Zhang</dc:creator>
    <meta:editing-duration>PT3M23S</meta:editing-duration>
    <meta:editing-cycles>9</meta:editing-cycles>
    <meta:generator>LibreOffice/3.5$Linux_X86_64 LibreOffice_project/350m1$Build-2</meta:generator>
    <meta:document-statistic meta:object-count="32"/>
  </office:meta>
</office:document-meta>
</file>